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001927" calcext:value-type="float">
            <text:p>3001927</text:p>
          </table:table-cell>
          <table:table-cell table:formula="of:=[.A3]*2" office:value-type="float" office:value="6003854" calcext:value-type="float">
            <text:p>6003854</text:p>
          </table:table-cell>
          <table:table-cell/>
          <table:table-cell table:formula="of:=([.A3]*8)/(1024*1024)" office:value-type="float" office:value="22.9028854370117" calcext:value-type="float">
            <text:p>22.9028854370117</text:p>
          </table:table-cell>
        </table:table-row>
        <table:table-row table:style-name="ro1">
          <table:table-cell office:value-type="float" office:value="12001207" calcext:value-type="float">
            <text:p>12001207</text:p>
          </table:table-cell>
          <table:table-cell table:formula="of:=[.A4]*2" office:value-type="float" office:value="24002414" calcext:value-type="float">
            <text:p>24002414</text:p>
          </table:table-cell>
          <table:table-cell table:number-columns-repeated="2"/>
        </table:table-row>
        <table:table-row table:style-name="ro1">
          <table:table-cell/>
          <table:table-cell table:formula="of:=[.B3]+[.B4]" office:value-type="float" office:value="30006268" calcext:value-type="float">
            <text:p>30006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s</text:p>
          </table:table-cell>
          <table:table-cell table:formula="of:=[.B5]*8" office:value-type="float" office:value="240050144" calcext:value-type="float">
            <text:p>24005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</text:p>
          </table:table-cell>
          <table:table-cell table:formula="of:=[.B6]/(1024*1024)" office:value-type="float" office:value="228.929656982422" calcext:value-type="float">
            <text:p>228.929656982422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001107" calcext:value-type="float">
            <text:p>1001107</text:p>
          </table:table-cell>
          <table:table-cell table:formula="of:=[.A11]*2" office:value-type="float" office:value="2002214" calcext:value-type="float">
            <text:p>2002214</text:p>
          </table:table-cell>
          <table:table-cell/>
          <table:table-cell table:formula="of:=([.A11]*8)/(1024*1024)" office:value-type="float" office:value="7.63784027099609" calcext:value-type="float">
            <text:p>7.63784027099609</text:p>
          </table:table-cell>
        </table:table-row>
        <table:table-row table:style-name="ro1">
          <table:table-cell office:value-type="float" office:value="4000883" calcext:value-type="float">
            <text:p>4000883</text:p>
          </table:table-cell>
          <table:table-cell table:formula="of:=[.A12]" office:value-type="float" office:value="4000883" calcext:value-type="float">
            <text:p>4000883</text:p>
          </table:table-cell>
          <table:table-cell/>
          <table:table-cell table:formula="of:=([.A12]*8)/(1024*1024)" office:value-type="float" office:value="30.5243148803711" calcext:value-type="float">
            <text:p>30.5243148803711</text:p>
          </table:table-cell>
        </table:table-row>
        <table:table-row table:style-name="ro1">
          <table:table-cell/>
          <table:table-cell table:formula="of:=[.B11]+[.B12]" office:value-type="float" office:value="6003097" calcext:value-type="float">
            <text:p>6003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s</text:p>
          </table:table-cell>
          <table:table-cell table:formula="of:=[.B13]*8" office:value-type="float" office:value="48024776" calcext:value-type="float">
            <text:p>48024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</text:p>
          </table:table-cell>
          <table:table-cell table:formula="of:=[.B14]/(1024*1024)" office:value-type="float" office:value="45.7999954223633" calcext:value-type="float">
            <text:p>45.79999542236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23:48:21.423850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7T23:48:21.996984557</meta:creation-date>
    <dc:title>SveinGunnar</dc:title>
    <meta:editing-duration>PT10H22M40S</meta:editing-duration>
    <meta:editing-cycles>3</meta:editing-cycles>
    <meta:generator>LibreOffice/6.3.6.2$Linux_X86_64 LibreOffice_project/30$Build-2</meta:generator>
    <dc:date>2020-06-18T11:11:42.484106278</dc:date>
    <meta:document-statistic meta:table-count="1" meta:cell-count="21" meta:object-count="0"/>
    <meta:template xlink:type="simple" xlink:actuate="onRequest" xlink:title="SveinGunnar" xlink:href="../../../Templates/SveinGunnar.ots" meta:date="2020-06-17T23:48:21.498413924"/>
  </office:meta>
</office:document-meta>
</file>